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323.12pt" svg:y="221.36pt">
            <draw:object draw:notify-on-update-of-ranges="Sheet1.A3:Sheet1.A43 Sheet1.E3:Sheet1.E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Čvoro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_q</text:p>
          </table:table-cell>
          <table:table-cell office:value-type="string" calcext:value-type="string">
            <text:p>N_q</text:p>
          </table:table-cell>
          <table:table-cell office:value-type="string" calcext:value-type="string">
            <text:p>N_q int</text:p>
          </table:table-cell>
        </table:table-row>
        <table:table-row table:style-name="ro1">
          <table:table-cell table:formula="of:=RANDBETWEEN(1; 100)" office:value-type="float" office:value="13" calcext:value-type="float">
            <text:p>13</text:p>
          </table:table-cell>
          <table:table-cell table:formula="of:=MAX([.A3:.A43])" office:value-type="float" office:value="96" calcext:value-type="float">
            <text:p>96</text:p>
          </table:table-cell>
          <table:table-cell table:formula="of:=[.A3]*([.$B$3]-LOG([.A3]; 10))" office:value-type="float" office:value="1233.51873642001" calcext:value-type="float">
            <text:p>1233.51873642001</text:p>
          </table:table-cell>
          <table:table-cell table:formula="of:=[.$B$6]*[.C3]/[.$B$12]" office:value-type="float" office:value="7.30613494858901" calcext:value-type="float">
            <text:p>7.30613494858901</text:p>
          </table:table-cell>
          <table:table-cell table:formula="of:=ROUND([.D3])" office:value-type="float" office:value="7" calcext:value-type="float">
            <text:p>7</text:p>
          </table:table-cell>
        </table:table-row>
        <table:table-row table:style-name="ro1">
          <table:table-cell table:formula="of:=RANDBETWEEN(1; 100)" office:value-type="float" office:value="21" calcext:value-type="float">
            <text:p>21</text:p>
          </table:table-cell>
          <table:table-cell/>
          <table:table-cell table:formula="of:=[.A4]*([.$B$3]-LOG([.A4]; 10))" office:value-type="float" office:value="1988.23339481059" calcext:value-type="float">
            <text:p>1988.23339481059</text:p>
          </table:table-cell>
          <table:table-cell table:formula="of:=[.$B$6]*[.C4]/[.$B$12]" office:value-type="float" office:value="11.7763119950139" calcext:value-type="float">
            <text:p>11.7763119950139</text:p>
          </table:table-cell>
          <table:table-cell table:formula="of:=ROUND([.D4])" office:value-type="float" office:value="12" calcext:value-type="float">
            <text:p>12</text:p>
          </table:table-cell>
        </table:table-row>
        <table:table-row table:style-name="ro1">
          <table:table-cell table:formula="of:=RANDBETWEEN(1; 100)"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table:formula="of:=[.A5]*([.$B$3]-LOG([.A5]; 10))" office:value-type="float" office:value="4715.0514997832" calcext:value-type="float">
            <text:p>4715.0514997832</text:p>
          </table:table-cell>
          <table:table-cell table:formula="of:=[.$B$6]*[.C5]/[.$B$12]" office:value-type="float" office:value="27.9272633076838" calcext:value-type="float">
            <text:p>27.9272633076838</text:p>
          </table:table-cell>
          <table:table-cell table:formula="of:=ROUND([.D5])" office:value-type="float" office:value="28" calcext:value-type="float">
            <text:p>28</text:p>
          </table:table-cell>
        </table:table-row>
        <table:table-row table:style-name="ro1">
          <table:table-cell table:formula="of:=RANDBETWEEN(1; 100)" office:value-type="float" office:value="88" calcext:value-type="float">
            <text:p>88</text:p>
          </table:table-cell>
          <table:table-cell office:value-type="float" office:value="1000" calcext:value-type="float">
            <text:p>1000</text:p>
          </table:table-cell>
          <table:table-cell table:formula="of:=[.A6]*([.$B$3]-LOG([.A6]; 10))" office:value-type="float" office:value="8276.88552485079" calcext:value-type="float">
            <text:p>8276.88552485079</text:p>
          </table:table-cell>
          <table:table-cell table:formula="of:=[.$B$6]*[.C6]/[.$B$12]" office:value-type="float" office:value="49.024016265929" calcext:value-type="float">
            <text:p>49.024016265929</text:p>
          </table:table-cell>
          <table:table-cell table:formula="of:=ROUND([.D6])" office:value-type="float" office:value="49" calcext:value-type="float">
            <text:p>49</text:p>
          </table:table-cell>
        </table:table-row>
        <table:table-row table:style-name="ro1">
          <table:table-cell table:formula="of:=RANDBETWEEN(1; 100)" office:value-type="float" office:value="3" calcext:value-type="float">
            <text:p>3</text:p>
          </table:table-cell>
          <table:table-cell/>
          <table:table-cell table:formula="of:=[.A7]*([.$B$3]-LOG([.A7]; 10))" office:value-type="float" office:value="286.568636235841" calcext:value-type="float">
            <text:p>286.568636235841</text:p>
          </table:table-cell>
          <table:table-cell table:formula="of:=[.$B$6]*[.C7]/[.$B$12]" office:value-type="float" office:value="1.69734683921271" calcext:value-type="float">
            <text:p>1.69734683921271</text:p>
          </table:table-cell>
          <table:table-cell table:formula="of:=ROUND([.D7])" office:value-type="float" office:value="2" calcext:value-type="float">
            <text:p>2</text:p>
          </table:table-cell>
        </table:table-row>
        <table:table-row table:style-name="ro1">
          <table:table-cell table:formula="of:=RANDBETWEEN(1; 100)" office:value-type="float" office:value="63" calcext:value-type="float">
            <text:p>63</text:p>
          </table:table-cell>
          <table:table-cell office:value-type="string" calcext:value-type="string">
            <text:p>sum</text:p>
          </table:table-cell>
          <table:table-cell table:formula="of:=[.A8]*([.$B$3]-LOG([.A8]; 10))" office:value-type="float" office:value="5934.64154538443" calcext:value-type="float">
            <text:p>5934.64154538443</text:p>
          </table:table-cell>
          <table:table-cell table:formula="of:=[.$B$6]*[.C8]/[.$B$12]" office:value-type="float" office:value="35.1508985813391" calcext:value-type="float">
            <text:p>35.1508985813391</text:p>
          </table:table-cell>
          <table:table-cell table:formula="of:=ROUND([.D8])" office:value-type="float" office:value="35" calcext:value-type="float">
            <text:p>35</text:p>
          </table:table-cell>
        </table:table-row>
        <table:table-row table:style-name="ro1">
          <table:table-cell table:formula="of:=RANDBETWEEN(1; 100)" office:value-type="float" office:value="56" calcext:value-type="float">
            <text:p>56</text:p>
          </table:table-cell>
          <table:table-cell table:formula="of:=SUM([.A3:.A43])" office:value-type="float" office:value="1791" calcext:value-type="float">
            <text:p>1791</text:p>
          </table:table-cell>
          <table:table-cell table:formula="of:=[.A9]*([.$B$3]-LOG([.A9]; 10))" office:value-type="float" office:value="5278.10147048765" calcext:value-type="float">
            <text:p>5278.10147048765</text:p>
          </table:table-cell>
          <table:table-cell table:formula="of:=[.$B$6]*[.C9]/[.$B$12]" office:value-type="float" office:value="31.2622098693427" calcext:value-type="float">
            <text:p>31.2622098693427</text:p>
          </table:table-cell>
          <table:table-cell table:formula="of:=ROUND([.D9])" office:value-type="float" office:value="31" calcext:value-type="float">
            <text:p>31</text:p>
          </table:table-cell>
        </table:table-row>
        <table:table-row table:style-name="ro1">
          <table:table-cell table:formula="of:=RANDBETWEEN(1; 100)" office:value-type="float" office:value="47" calcext:value-type="float">
            <text:p>47</text:p>
          </table:table-cell>
          <table:table-cell/>
          <table:table-cell table:formula="of:=[.A10]*([.$B$3]-LOG([.A10]; 10))" office:value-type="float" office:value="4433.41140067702" calcext:value-type="float">
            <text:p>4433.41140067702</text:p>
          </table:table-cell>
          <table:table-cell table:formula="of:=[.$B$6]*[.C10]/[.$B$12]" office:value-type="float" office:value="26.2591082077656" calcext:value-type="float">
            <text:p>26.2591082077656</text:p>
          </table:table-cell>
          <table:table-cell table:formula="of:=ROUND([.D10])" office:value-type="float" office:value="26" calcext:value-type="float">
            <text:p>26</text:p>
          </table:table-cell>
        </table:table-row>
        <table:table-row table:style-name="ro1">
          <table:table-cell table:formula="of:=RANDBETWEEN(1; 100)" office:value-type="float" office:value="2" calcext:value-type="float">
            <text:p>2</text:p>
          </table:table-cell>
          <table:table-cell office:value-type="string" calcext:value-type="string">
            <text:p>sum weight</text:p>
          </table:table-cell>
          <table:table-cell table:formula="of:=[.A11]*([.$B$3]-LOG([.A11]; 10))" office:value-type="float" office:value="191.397940008672" calcext:value-type="float">
            <text:p>191.397940008672</text:p>
          </table:table-cell>
          <table:table-cell table:formula="of:=[.$B$6]*[.C11]/[.$B$12]" office:value-type="float" office:value="1.13365053752143" calcext:value-type="float">
            <text:p>1.13365053752143</text:p>
          </table:table-cell>
          <table:table-cell table:formula="of:=ROUND([.D11])" office:value-type="float" office:value="1" calcext:value-type="float">
            <text:p>1</text:p>
          </table:table-cell>
        </table:table-row>
        <table:table-row table:style-name="ro1">
          <table:table-cell table:formula="of:=RANDBETWEEN(1; 100)" office:value-type="float" office:value="49" calcext:value-type="float">
            <text:p>49</text:p>
          </table:table-cell>
          <table:table-cell table:formula="of:=SUM([.C3:.C43])" office:value-type="float" office:value="168833.281221863" calcext:value-type="float">
            <text:p>168833.281221863</text:p>
          </table:table-cell>
          <table:table-cell table:formula="of:=[.A12]*([.$B$3]-LOG([.A12]; 10))" office:value-type="float" office:value="4621.1803920786" calcext:value-type="float">
            <text:p>4621.1803920786</text:p>
          </table:table-cell>
          <table:table-cell table:formula="of:=[.$B$6]*[.C12]/[.$B$12]" office:value-type="float" office:value="27.3712644724705" calcext:value-type="float">
            <text:p>27.3712644724705</text:p>
          </table:table-cell>
          <table:table-cell table:formula="of:=ROUND([.D12])" office:value-type="float" office:value="27" calcext:value-type="float">
            <text:p>27</text:p>
          </table:table-cell>
        </table:table-row>
        <table:table-row table:style-name="ro1">
          <table:table-cell table:formula="of:=RANDBETWEEN(1; 100)" office:value-type="float" office:value="67" calcext:value-type="float">
            <text:p>67</text:p>
          </table:table-cell>
          <table:table-cell/>
          <table:table-cell table:formula="of:=[.A13]*([.$B$3]-LOG([.A13]; 10))" office:value-type="float" office:value="6309.65298821904" calcext:value-type="float">
            <text:p>6309.65298821904</text:p>
          </table:table-cell>
          <table:table-cell table:formula="of:=[.$B$6]*[.C13]/[.$B$12]" office:value-type="float" office:value="37.3720924130329" calcext:value-type="float">
            <text:p>37.3720924130329</text:p>
          </table:table-cell>
          <table:table-cell table:formula="of:=ROUND([.D13])" office:value-type="float" office:value="37" calcext:value-type="float">
            <text:p>37</text:p>
          </table:table-cell>
        </table:table-row>
        <table:table-row table:style-name="ro1">
          <table:table-cell table:formula="of:=RANDBETWEEN(1; 100)" office:value-type="float" office:value="49" calcext:value-type="float">
            <text:p>49</text:p>
          </table:table-cell>
          <table:table-cell/>
          <table:table-cell table:formula="of:=[.A14]*([.$B$3]-LOG([.A14]; 10))" office:value-type="float" office:value="4621.1803920786" calcext:value-type="float">
            <text:p>4621.1803920786</text:p>
          </table:table-cell>
          <table:table-cell table:formula="of:=[.$B$6]*[.C14]/[.$B$12]" office:value-type="float" office:value="27.3712644724705" calcext:value-type="float">
            <text:p>27.3712644724705</text:p>
          </table:table-cell>
          <table:table-cell table:formula="of:=ROUND([.D14])" office:value-type="float" office:value="27" calcext:value-type="float">
            <text:p>27</text:p>
          </table:table-cell>
        </table:table-row>
        <table:table-row table:style-name="ro1">
          <table:table-cell table:formula="of:=RANDBETWEEN(1; 100)" office:value-type="float" office:value="78" calcext:value-type="float">
            <text:p>78</text:p>
          </table:table-cell>
          <table:table-cell/>
          <table:table-cell table:formula="of:=[.A15]*([.$B$3]-LOG([.A15]; 10))" office:value-type="float" office:value="7340.41662099014" calcext:value-type="float">
            <text:p>7340.41662099014</text:p>
          </table:table-cell>
          <table:table-cell table:formula="of:=[.$B$6]*[.C15]/[.$B$12]" office:value-type="float" office:value="43.4773083118851" calcext:value-type="float">
            <text:p>43.4773083118851</text:p>
          </table:table-cell>
          <table:table-cell table:formula="of:=ROUND([.D15])" office:value-type="float" office:value="43" calcext:value-type="float">
            <text:p>43</text:p>
          </table:table-cell>
        </table:table-row>
        <table:table-row table:style-name="ro1">
          <table:table-cell table:formula="of:=RANDBETWEEN(1; 100)" office:value-type="float" office:value="94" calcext:value-type="float">
            <text:p>94</text:p>
          </table:table-cell>
          <table:table-cell/>
          <table:table-cell table:formula="of:=[.A16]*([.$B$3]-LOG([.A16]; 10))" office:value-type="float" office:value="8838.52598176163" calcext:value-type="float">
            <text:p>8838.52598176163</text:p>
          </table:table-cell>
          <table:table-cell table:formula="of:=[.$B$6]*[.C16]/[.$B$12]" office:value-type="float" office:value="52.3506142734201" calcext:value-type="float">
            <text:p>52.3506142734201</text:p>
          </table:table-cell>
          <table:table-cell table:formula="of:=ROUND([.D16])" office:value-type="float" office:value="52" calcext:value-type="float">
            <text:p>52</text:p>
          </table:table-cell>
        </table:table-row>
        <table:table-row table:style-name="ro1">
          <table:table-cell table:formula="of:=RANDBETWEEN(1; 100)" office:value-type="float" office:value="29" calcext:value-type="float">
            <text:p>29</text:p>
          </table:table-cell>
          <table:table-cell/>
          <table:table-cell table:formula="of:=[.A17]*([.$B$3]-LOG([.A17]; 10))" office:value-type="float" office:value="2741.59045806093" calcext:value-type="float">
            <text:p>2741.59045806093</text:p>
          </table:table-cell>
          <table:table-cell table:formula="of:=[.$B$6]*[.C17]/[.$B$12]" office:value-type="float" office:value="16.2384480016011" calcext:value-type="float">
            <text:p>16.2384480016011</text:p>
          </table:table-cell>
          <table:table-cell table:formula="of:=ROUND([.D17])" office:value-type="float" office:value="16" calcext:value-type="float">
            <text:p>16</text:p>
          </table:table-cell>
        </table:table-row>
        <table:table-row table:style-name="ro1">
          <table:table-cell table:formula="of:=RANDBETWEEN(1; 100)" office:value-type="float" office:value="24" calcext:value-type="float">
            <text:p>24</text:p>
          </table:table-cell>
          <table:table-cell/>
          <table:table-cell table:formula="of:=[.A18]*([.$B$3]-LOG([.A18]; 10))" office:value-type="float" office:value="2270.87493019892" calcext:value-type="float">
            <text:p>2270.87493019892</text:p>
          </table:table-cell>
          <table:table-cell table:formula="of:=[.$B$6]*[.C18]/[.$B$12]" office:value-type="float" office:value="13.4503986048507" calcext:value-type="float">
            <text:p>13.4503986048507</text:p>
          </table:table-cell>
          <table:table-cell table:formula="of:=ROUND([.D18])" office:value-type="float" office:value="13" calcext:value-type="float">
            <text:p>13</text:p>
          </table:table-cell>
        </table:table-row>
        <table:table-row table:style-name="ro1">
          <table:table-cell table:formula="of:=RANDBETWEEN(1; 100)" office:value-type="float" office:value="43" calcext:value-type="float">
            <text:p>43</text:p>
          </table:table-cell>
          <table:table-cell/>
          <table:table-cell table:formula="of:=[.A19]*([.$B$3]-LOG([.A19]; 10))" office:value-type="float" office:value="4057.76085641008" calcext:value-type="float">
            <text:p>4057.76085641008</text:p>
          </table:table-cell>
          <table:table-cell table:formula="of:=[.$B$6]*[.C19]/[.$B$12]" office:value-type="float" office:value="24.0341289764889" calcext:value-type="float">
            <text:p>24.0341289764889</text:p>
          </table:table-cell>
          <table:table-cell table:formula="of:=ROUND([.D19])" office:value-type="float" office:value="24" calcext:value-type="float">
            <text:p>24</text:p>
          </table:table-cell>
        </table:table-row>
        <table:table-row table:style-name="ro1">
          <table:table-cell table:formula="of:=RANDBETWEEN(1; 100)" office:value-type="float" office:value="14" calcext:value-type="float">
            <text:p>14</text:p>
          </table:table-cell>
          <table:table-cell/>
          <table:table-cell table:formula="of:=[.A20]*([.$B$3]-LOG([.A20]; 10))" office:value-type="float" office:value="1327.9542075005" calcext:value-type="float">
            <text:p>1327.9542075005</text:p>
          </table:table-cell>
          <table:table-cell table:formula="of:=[.$B$6]*[.C20]/[.$B$12]" office:value-type="float" office:value="7.86547650966662" calcext:value-type="float">
            <text:p>7.86547650966662</text:p>
          </table:table-cell>
          <table:table-cell table:formula="of:=ROUND([.D20])" office:value-type="float" office:value="8" calcext:value-type="float">
            <text:p>8</text:p>
          </table:table-cell>
        </table:table-row>
        <table:table-row table:style-name="ro1">
          <table:table-cell table:formula="of:=RANDBETWEEN(1; 100)" office:value-type="float" office:value="24" calcext:value-type="float">
            <text:p>24</text:p>
          </table:table-cell>
          <table:table-cell/>
          <table:table-cell table:formula="of:=[.A21]*([.$B$3]-LOG([.A21]; 10))" office:value-type="float" office:value="2270.87493019892" calcext:value-type="float">
            <text:p>2270.87493019892</text:p>
          </table:table-cell>
          <table:table-cell table:formula="of:=[.$B$6]*[.C21]/[.$B$12]" office:value-type="float" office:value="13.4503986048507" calcext:value-type="float">
            <text:p>13.4503986048507</text:p>
          </table:table-cell>
          <table:table-cell table:formula="of:=ROUND([.D21])" office:value-type="float" office:value="13" calcext:value-type="float">
            <text:p>13</text:p>
          </table:table-cell>
        </table:table-row>
        <table:table-row table:style-name="ro1">
          <table:table-cell table:formula="of:=RANDBETWEEN(1; 100)" office:value-type="float" office:value="22" calcext:value-type="float">
            <text:p>22</text:p>
          </table:table-cell>
          <table:table-cell/>
          <table:table-cell table:formula="of:=[.A22]*([.$B$3]-LOG([.A22]; 10))" office:value-type="float" office:value="2082.46670102191" calcext:value-type="float">
            <text:p>2082.46670102191</text:p>
          </table:table-cell>
          <table:table-cell table:formula="of:=[.$B$6]*[.C22]/[.$B$12]" office:value-type="float" office:value="12.3344561330023" calcext:value-type="float">
            <text:p>12.3344561330023</text:p>
          </table:table-cell>
          <table:table-cell table:formula="of:=ROUND([.D22])" office:value-type="float" office:value="12" calcext:value-type="float">
            <text:p>12</text:p>
          </table:table-cell>
        </table:table-row>
        <table:table-row table:style-name="ro1">
          <table:table-cell table:formula="of:=RANDBETWEEN(1; 100)" office:value-type="float" office:value="14" calcext:value-type="float">
            <text:p>14</text:p>
          </table:table-cell>
          <table:table-cell/>
          <table:table-cell table:formula="of:=[.A23]*([.$B$3]-LOG([.A23]; 10))" office:value-type="float" office:value="1327.9542075005" calcext:value-type="float">
            <text:p>1327.9542075005</text:p>
          </table:table-cell>
          <table:table-cell table:formula="of:=[.$B$6]*[.C23]/[.$B$12]" office:value-type="float" office:value="7.86547650966662" calcext:value-type="float">
            <text:p>7.86547650966662</text:p>
          </table:table-cell>
          <table:table-cell table:formula="of:=ROUND([.D23])" office:value-type="float" office:value="8" calcext:value-type="float">
            <text:p>8</text:p>
          </table:table-cell>
        </table:table-row>
        <table:table-row table:style-name="ro1">
          <table:table-cell table:formula="of:=RANDBETWEEN(1; 100)" office:value-type="float" office:value="82" calcext:value-type="float">
            <text:p>82</text:p>
          </table:table-cell>
          <table:table-cell/>
          <table:table-cell table:formula="of:=[.A24]*([.$B$3]-LOG([.A24]; 10))" office:value-type="float" office:value="7715.06726410454" calcext:value-type="float">
            <text:p>7715.06726410454</text:p>
          </table:table-cell>
          <table:table-cell table:formula="of:=[.$B$6]*[.C24]/[.$B$12]" office:value-type="float" office:value="45.6963651258201" calcext:value-type="float">
            <text:p>45.6963651258201</text:p>
          </table:table-cell>
          <table:table-cell table:formula="of:=ROUND([.D24])" office:value-type="float" office:value="46" calcext:value-type="float">
            <text:p>46</text:p>
          </table:table-cell>
        </table:table-row>
        <table:table-row table:style-name="ro1">
          <table:table-cell table:formula="of:=RANDBETWEEN(1; 100)" office:value-type="float" office:value="86" calcext:value-type="float">
            <text:p>86</text:p>
          </table:table-cell>
          <table:table-cell/>
          <table:table-cell table:formula="of:=[.A25]*([.$B$3]-LOG([.A25]; 10))" office:value-type="float" office:value="8089.63313319305" calcext:value-type="float">
            <text:p>8089.63313319305</text:p>
          </table:table-cell>
          <table:table-cell table:formula="of:=[.$B$6]*[.C25]/[.$B$12]" office:value-type="float" office:value="47.9149198229613" calcext:value-type="float">
            <text:p>47.9149198229613</text:p>
          </table:table-cell>
          <table:table-cell table:formula="of:=ROUND([.D25])" office:value-type="float" office:value="48" calcext:value-type="float">
            <text:p>48</text:p>
          </table:table-cell>
        </table:table-row>
        <table:table-row table:style-name="ro1">
          <table:table-cell table:formula="of:=RANDBETWEEN(1; 100)" office:value-type="float" office:value="96" calcext:value-type="float">
            <text:p>96</text:p>
          </table:table-cell>
          <table:table-cell/>
          <table:table-cell table:formula="of:=[.A26]*([.$B$3]-LOG([.A26]; 10))" office:value-type="float" office:value="9025.7019616282" calcext:value-type="float">
            <text:p>9025.7019616282</text:p>
          </table:table-cell>
          <table:table-cell table:formula="of:=[.$B$6]*[.C26]/[.$B$12]" office:value-type="float" office:value="53.4592581291336" calcext:value-type="float">
            <text:p>53.4592581291336</text:p>
          </table:table-cell>
          <table:table-cell table:formula="of:=ROUND([.D26])" office:value-type="float" office:value="53" calcext:value-type="float">
            <text:p>53</text:p>
          </table:table-cell>
        </table:table-row>
        <table:table-row table:style-name="ro1">
          <table:table-cell table:formula="of:=RANDBETWEEN(1; 100)" office:value-type="float" office:value="29" calcext:value-type="float">
            <text:p>29</text:p>
          </table:table-cell>
          <table:table-cell/>
          <table:table-cell table:formula="of:=[.A27]*([.$B$3]-LOG([.A27]; 10))" office:value-type="float" office:value="2741.59045806093" calcext:value-type="float">
            <text:p>2741.59045806093</text:p>
          </table:table-cell>
          <table:table-cell table:formula="of:=[.$B$6]*[.C27]/[.$B$12]" office:value-type="float" office:value="16.2384480016011" calcext:value-type="float">
            <text:p>16.2384480016011</text:p>
          </table:table-cell>
          <table:table-cell table:formula="of:=ROUND([.D27])" office:value-type="float" office:value="16" calcext:value-type="float">
            <text:p>16</text:p>
          </table:table-cell>
        </table:table-row>
        <table:table-row table:style-name="ro1">
          <table:table-cell table:formula="of:=RANDBETWEEN(1; 100)" office:value-type="float" office:value="78" calcext:value-type="float">
            <text:p>78</text:p>
          </table:table-cell>
          <table:table-cell/>
          <table:table-cell table:formula="of:=[.A28]*([.$B$3]-LOG([.A28]; 10))" office:value-type="float" office:value="7340.41662099014" calcext:value-type="float">
            <text:p>7340.41662099014</text:p>
          </table:table-cell>
          <table:table-cell table:formula="of:=[.$B$6]*[.C28]/[.$B$12]" office:value-type="float" office:value="43.4773083118851" calcext:value-type="float">
            <text:p>43.4773083118851</text:p>
          </table:table-cell>
          <table:table-cell table:formula="of:=ROUND([.D28])" office:value-type="float" office:value="43" calcext:value-type="float">
            <text:p>43</text:p>
          </table:table-cell>
        </table:table-row>
        <table:table-row table:style-name="ro1">
          <table:table-cell table:formula="of:=RANDBETWEEN(1; 100)" office:value-type="float" office:value="34" calcext:value-type="float">
            <text:p>34</text:p>
          </table:table-cell>
          <table:table-cell/>
          <table:table-cell table:formula="of:=[.A29]*([.$B$3]-LOG([.A29]; 10))" office:value-type="float" office:value="3211.92971682056" calcext:value-type="float">
            <text:p>3211.92971682056</text:p>
          </table:table-cell>
          <table:table-cell table:formula="of:=[.$B$6]*[.C29]/[.$B$12]" office:value-type="float" office:value="19.0242687553989" calcext:value-type="float">
            <text:p>19.0242687553989</text:p>
          </table:table-cell>
          <table:table-cell table:formula="of:=ROUND([.D29])" office:value-type="float" office:value="19" calcext:value-type="float">
            <text:p>19</text:p>
          </table:table-cell>
        </table:table-row>
        <table:table-row table:style-name="ro1">
          <table:table-cell table:formula="of:=RANDBETWEEN(1; 100)" office:value-type="float" office:value="29" calcext:value-type="float">
            <text:p>29</text:p>
          </table:table-cell>
          <table:table-cell/>
          <table:table-cell table:formula="of:=[.A30]*([.$B$3]-LOG([.A30]; 10))" office:value-type="float" office:value="2741.59045806093" calcext:value-type="float">
            <text:p>2741.59045806093</text:p>
          </table:table-cell>
          <table:table-cell table:formula="of:=[.$B$6]*[.C30]/[.$B$12]" office:value-type="float" office:value="16.2384480016011" calcext:value-type="float">
            <text:p>16.2384480016011</text:p>
          </table:table-cell>
          <table:table-cell table:formula="of:=ROUND([.D30])" office:value-type="float" office:value="16" calcext:value-type="float">
            <text:p>16</text:p>
          </table:table-cell>
        </table:table-row>
        <table:table-row table:style-name="ro1">
          <table:table-cell table:formula="of:=RANDBETWEEN(1; 100)" office:value-type="float" office:value="15" calcext:value-type="float">
            <text:p>15</text:p>
          </table:table-cell>
          <table:table-cell/>
          <table:table-cell table:formula="of:=[.A31]*([.$B$3]-LOG([.A31]; 10))" office:value-type="float" office:value="1422.35863111417" calcext:value-type="float">
            <text:p>1422.35863111417</text:p>
          </table:table-cell>
          <table:table-cell table:formula="of:=[.$B$6]*[.C31]/[.$B$12]" office:value-type="float" office:value="8.42463417651078" calcext:value-type="float">
            <text:p>8.42463417651078</text:p>
          </table:table-cell>
          <table:table-cell table:formula="of:=ROUND([.D31])" office:value-type="float" office:value="8" calcext:value-type="float">
            <text:p>8</text:p>
          </table:table-cell>
        </table:table-row>
        <table:table-row table:style-name="ro1">
          <table:table-cell table:formula="of:=RANDBETWEEN(1; 100)" office:value-type="float" office:value="64" calcext:value-type="float">
            <text:p>64</text:p>
          </table:table-cell>
          <table:table-cell/>
          <table:table-cell table:formula="of:=[.A32]*([.$B$3]-LOG([.A32]; 10))" office:value-type="float" office:value="6028.40448166503" calcext:value-type="float">
            <text:p>6028.40448166503</text:p>
          </table:table-cell>
          <table:table-cell table:formula="of:=[.$B$6]*[.C32]/[.$B$12]" office:value-type="float" office:value="35.7062567169036" calcext:value-type="float">
            <text:p>35.7062567169036</text:p>
          </table:table-cell>
          <table:table-cell table:formula="of:=ROUND([.D32])" office:value-type="float" office:value="36" calcext:value-type="float">
            <text:p>36</text:p>
          </table:table-cell>
        </table:table-row>
        <table:table-row table:style-name="ro1">
          <table:table-cell table:formula="of:=RANDBETWEEN(1; 100)" office:value-type="float" office:value="76" calcext:value-type="float">
            <text:p>76</text:p>
          </table:table-cell>
          <table:table-cell/>
          <table:table-cell table:formula="of:=[.A33]*([.$B$3]-LOG([.A33]; 10))" office:value-type="float" office:value="7153.05816698666" calcext:value-type="float">
            <text:p>7153.05816698666</text:p>
          </table:table-cell>
          <table:table-cell table:formula="of:=[.$B$6]*[.C33]/[.$B$12]" office:value-type="float" office:value="42.3675836613449" calcext:value-type="float">
            <text:p>42.3675836613449</text:p>
          </table:table-cell>
          <table:table-cell table:formula="of:=ROUND([.D33])" office:value-type="float" office:value="42" calcext:value-type="float">
            <text:p>42</text:p>
          </table:table-cell>
        </table:table-row>
        <table:table-row table:style-name="ro1">
          <table:table-cell table:formula="of:=RANDBETWEEN(1; 100)" office:value-type="float" office:value="18" calcext:value-type="float">
            <text:p>18</text:p>
          </table:table-cell>
          <table:table-cell/>
          <table:table-cell table:formula="of:=[.A34]*([.$B$3]-LOG([.A34]; 10))" office:value-type="float" office:value="1705.40509490814" calcext:value-type="float">
            <text:p>1705.40509490814</text:p>
          </table:table-cell>
          <table:table-cell table:formula="of:=[.$B$6]*[.C34]/[.$B$12]" office:value-type="float" office:value="10.1011191784342" calcext:value-type="float">
            <text:p>10.1011191784342</text:p>
          </table:table-cell>
          <table:table-cell table:formula="of:=ROUND([.D34])" office:value-type="float" office:value="10" calcext:value-type="float">
            <text:p>10</text:p>
          </table:table-cell>
        </table:table-row>
        <table:table-row table:style-name="ro1">
          <table:table-cell table:formula="of:=RANDBETWEEN(1; 100)" office:value-type="float" office:value="14" calcext:value-type="float">
            <text:p>14</text:p>
          </table:table-cell>
          <table:table-cell/>
          <table:table-cell table:formula="of:=[.A35]*([.$B$3]-LOG([.A35]; 10))" office:value-type="float" office:value="1327.9542075005" calcext:value-type="float">
            <text:p>1327.9542075005</text:p>
          </table:table-cell>
          <table:table-cell table:formula="of:=[.$B$6]*[.C35]/[.$B$12]" office:value-type="float" office:value="7.86547650966662" calcext:value-type="float">
            <text:p>7.86547650966662</text:p>
          </table:table-cell>
          <table:table-cell table:formula="of:=ROUND([.D35])" office:value-type="float" office:value="8" calcext:value-type="float">
            <text:p>8</text:p>
          </table:table-cell>
        </table:table-row>
        <table:table-row table:style-name="ro1">
          <table:table-cell table:formula="of:=RANDBETWEEN(1; 100)" office:value-type="float" office:value="94" calcext:value-type="float">
            <text:p>94</text:p>
          </table:table-cell>
          <table:table-cell/>
          <table:table-cell table:formula="of:=[.A36]*([.$B$3]-LOG([.A36]; 10))" office:value-type="float" office:value="8838.52598176163" calcext:value-type="float">
            <text:p>8838.52598176163</text:p>
          </table:table-cell>
          <table:table-cell table:formula="of:=[.$B$6]*[.C36]/[.$B$12]" office:value-type="float" office:value="52.3506142734201" calcext:value-type="float">
            <text:p>52.3506142734201</text:p>
          </table:table-cell>
          <table:table-cell table:formula="of:=ROUND([.D36])" office:value-type="float" office:value="52" calcext:value-type="float">
            <text:p>52</text:p>
          </table:table-cell>
        </table:table-row>
        <table:table-row table:style-name="ro1">
          <table:table-cell table:formula="of:=RANDBETWEEN(1; 100)" office:value-type="float" office:value="20" calcext:value-type="float">
            <text:p>20</text:p>
          </table:table-cell>
          <table:table-cell/>
          <table:table-cell table:formula="of:=[.A37]*([.$B$3]-LOG([.A37]; 10))" office:value-type="float" office:value="1893.97940008672" calcext:value-type="float">
            <text:p>1893.97940008672</text:p>
          </table:table-cell>
          <table:table-cell table:formula="of:=[.$B$6]*[.C37]/[.$B$12]" office:value-type="float" office:value="11.2180453189075" calcext:value-type="float">
            <text:p>11.2180453189075</text:p>
          </table:table-cell>
          <table:table-cell table:formula="of:=ROUND([.D37])" office:value-type="float" office:value="11" calcext:value-type="float">
            <text:p>11</text:p>
          </table:table-cell>
        </table:table-row>
        <table:table-row table:style-name="ro1">
          <table:table-cell table:formula="of:=RANDBETWEEN(1; 100)" office:value-type="float" office:value="56" calcext:value-type="float">
            <text:p>56</text:p>
          </table:table-cell>
          <table:table-cell/>
          <table:table-cell table:formula="of:=[.A38]*([.$B$3]-LOG([.A38]; 10))" office:value-type="float" office:value="5278.10147048765" calcext:value-type="float">
            <text:p>5278.10147048765</text:p>
          </table:table-cell>
          <table:table-cell table:formula="of:=[.$B$6]*[.C38]/[.$B$12]" office:value-type="float" office:value="31.2622098693427" calcext:value-type="float">
            <text:p>31.2622098693427</text:p>
          </table:table-cell>
          <table:table-cell table:formula="of:=ROUND([.D38])" office:value-type="float" office:value="31" calcext:value-type="float">
            <text:p>31</text:p>
          </table:table-cell>
        </table:table-row>
        <table:table-row table:style-name="ro1">
          <table:table-cell table:formula="of:=RANDBETWEEN(1; 100)" office:value-type="float" office:value="15" calcext:value-type="float">
            <text:p>15</text:p>
          </table:table-cell>
          <table:table-cell/>
          <table:table-cell table:formula="of:=[.A39]*([.$B$3]-LOG([.A39]; 10))" office:value-type="float" office:value="1422.35863111417" calcext:value-type="float">
            <text:p>1422.35863111417</text:p>
          </table:table-cell>
          <table:table-cell table:formula="of:=[.$B$6]*[.C39]/[.$B$12]" office:value-type="float" office:value="8.42463417651078" calcext:value-type="float">
            <text:p>8.42463417651078</text:p>
          </table:table-cell>
          <table:table-cell table:formula="of:=ROUND([.D39])" office:value-type="float" office:value="8" calcext:value-type="float">
            <text:p>8</text:p>
          </table:table-cell>
        </table:table-row>
        <table:table-row table:style-name="ro1">
          <table:table-cell table:formula="of:=RANDBETWEEN(1; 100)" office:value-type="float" office:value="58" calcext:value-type="float">
            <text:p>58</text:p>
          </table:table-cell>
          <table:table-cell/>
          <table:table-cell table:formula="of:=[.A40]*([.$B$3]-LOG([.A40]; 10))" office:value-type="float" office:value="5465.72117637335" calcext:value-type="float">
            <text:p>5465.72117637335</text:p>
          </table:table-cell>
          <table:table-cell table:formula="of:=[.$B$6]*[.C40]/[.$B$12]" office:value-type="float" office:value="32.3734819155168" calcext:value-type="float">
            <text:p>32.3734819155168</text:p>
          </table:table-cell>
          <table:table-cell table:formula="of:=ROUND([.D40])" office:value-type="float" office:value="32" calcext:value-type="float">
            <text:p>32</text:p>
          </table:table-cell>
        </table:table-row>
        <table:table-row table:style-name="ro1">
          <table:table-cell table:formula="of:=RANDBETWEEN(1; 100)" office:value-type="float" office:value="24" calcext:value-type="float">
            <text:p>24</text:p>
          </table:table-cell>
          <table:table-cell/>
          <table:table-cell table:formula="of:=[.A41]*([.$B$3]-LOG([.A41]; 10))" office:value-type="float" office:value="2270.87493019892" calcext:value-type="float">
            <text:p>2270.87493019892</text:p>
          </table:table-cell>
          <table:table-cell table:formula="of:=[.$B$6]*[.C41]/[.$B$12]" office:value-type="float" office:value="13.4503986048507" calcext:value-type="float">
            <text:p>13.4503986048507</text:p>
          </table:table-cell>
          <table:table-cell table:formula="of:=ROUND([.D41])" office:value-type="float" office:value="13" calcext:value-type="float">
            <text:p>13</text:p>
          </table:table-cell>
        </table:table-row>
        <table:table-row table:style-name="ro1">
          <table:table-cell table:formula="of:=RANDBETWEEN(1; 100)" office:value-type="float" office:value="30" calcext:value-type="float">
            <text:p>30</text:p>
          </table:table-cell>
          <table:table-cell/>
          <table:table-cell table:formula="of:=[.A42]*([.$B$3]-LOG([.A42]; 10))" office:value-type="float" office:value="2835.68636235841" calcext:value-type="float">
            <text:p>2835.68636235841</text:p>
          </table:table-cell>
          <table:table-cell table:formula="of:=[.$B$6]*[.C42]/[.$B$12]" office:value-type="float" office:value="16.795778307667" calcext:value-type="float">
            <text:p>16.795778307667</text:p>
          </table:table-cell>
          <table:table-cell table:formula="of:=ROUND([.D42])" office:value-type="float" office:value="17" calcext:value-type="float">
            <text:p>17</text:p>
          </table:table-cell>
        </table:table-row>
        <table:table-row table:style-name="ro1">
          <table:table-cell table:formula="of:=RANDBETWEEN(1; 100)" office:value-type="float" office:value="23" calcext:value-type="float">
            <text:p>23</text:p>
          </table:table-cell>
          <table:table-cell/>
          <table:table-cell table:formula="of:=[.A43]*([.$B$3]-LOG([.A43]; 10))" office:value-type="float" office:value="2176.6802597716" calcext:value-type="float">
            <text:p>2176.6802597716</text:p>
          </table:table-cell>
          <table:table-cell table:formula="of:=[.$B$6]*[.C43]/[.$B$12]" office:value-type="float" office:value="12.8924833067198" calcext:value-type="float">
            <text:p>12.8924833067198</text:p>
          </table:table-cell>
          <table:table-cell table:formula="of:=ROUND([.D43])"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2">00/00/0000</text:date>, <text:time style:data-style-name="N2" text:time-value="20:32:52.915623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0:31:10.507619635</meta:creation-date>
    <dc:date>2018-07-02T20:33:59.301093888</dc:date>
    <meta:editing-duration>PT6M8S</meta:editing-duration>
    <meta:editing-cycles>2</meta:editing-cycles>
    <meta:generator>LibreOffice/6.0.4.2$Linux_X86_64 LibreOffice_project/00m0$Build-2</meta:generator>
    <meta:document-statistic meta:table-count="1" meta:cell-count="1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Sheet1.A3:Sheet1.A43 Sheet1.E3:Sheet1.E43" svg:x="1.33cm" svg:y="0.18cm" svg:width="14.349cm" svg:height="7.665cm">
          <chartooo:coordinate-region svg:x="1.951cm" svg:y="0.379cm" svg:width="13.449cm" svg:height="6.819cm"/>
          <chart:axis chart:dimension="x" chart:name="primary-x" chart:style-name="ch3">
            <chart:title svg:x="7.455cm" svg:y="8.025cm" chart:style-name="ch4">
              <text:p>Stupanj čvora</text:p>
            </chart:title>
          </chart:axis>
          <chart:axis chart:dimension="y" chart:name="primary-y" chart:style-name="ch3">
            <chart:title svg:x="0.451cm" svg:y="4.188cm" chart:style-name="ch5">
              <text:p>N</text:p>
            </chart:title>
            <chart:grid chart:style-name="ch6" chart:class="major"/>
          </chart:axis>
          <chart:series chart:style-name="ch7" chart:values-cell-range-address="Sheet1.E3:Sheet1.E43" chart:class="chart:scatter">
            <chart:domain table:cell-range-address="Sheet1.A3:Sheet1.A43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Sheet1.A3:Sheet1.A43</svg:desc>
                </draw:g>
              </table:table-cell>
              <table:table-cell office:value-type="float" office:value="7">
                <text:p>7</text:p>
                <draw:g>
                  <svg:desc>Sheet1.E3:Sheet1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">
                <text:p>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">
                <text:p>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">
                <text:p>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">
                <text:p>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">
                <text:p>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">
                <text:p>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">
                <text:p>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">
                <text:p>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4">
                <text:p>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">
                <text:p>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